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 table:number-rows-repeated="10475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8:31:05.0456124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5T18:34:02.141730441</dc:date>
    <dc:creator>Jesus Castagnetto</dc:creator>
    <meta:editing-duration>P8DT2H57M52S</meta:editing-duration>
    <meta:editing-cycles>708</meta:editing-cycles>
    <meta:generator>LibreOffice/7.2.2.2$Linux_X86_64 LibreOffice_project/20$Build-2</meta:generator>
    <meta:document-statistic meta:table-count="1" meta:cell-count="6679" meta:object-count="0"/>
  </office:meta>
</office:document-meta>
</file>